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2*PI()/60*100" office:value-type="float" office:value="10.471975511966" calcext:value-type="float">
            <text:p>10.471975511966</text:p>
          </table:table-cell>
          <table:table-cell table:formula="of:=[.$B$2]*[.$B$5]/[.A2]" office:value-type="float" office:value="5.75958653158129" calcext:value-type="float">
            <text:p>5.7595865315812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table:formula="of:=[.$B$2]*[.$B$5]/[.A3]" office:value-type="float" office:value="2.30383461263251" calcext:value-type="float">
            <text:p>2.3038346126325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R</text:p>
          </table:table-cell>
          <table:table-cell table:formula="of:=[.$B$2]*[.$B$5]/[.A4]" office:value-type="float" office:value="1.15191730631626" calcext:value-type="float">
            <text:p>1.1519173063162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55/1000" office:value-type="float" office:value="0.055" calcext:value-type="float">
            <text:p>0.055</text:p>
          </table:table-cell>
          <table:table-cell table:formula="of:=[.$B$2]*[.$B$5]/[.A5]" office:value-type="float" office:value="0.767944870877505" calcext:value-type="float">
            <text:p>0.76794487087750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table:formula="of:=[.$B$2]*[.$B$5]/[.A6]" office:value-type="float" office:value="0.639954059064587" calcext:value-type="float">
            <text:p>0.639954059064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0:53:56.749031373</meta:creation-date>
    <dc:date>2018-06-21T11:04:06.051604459</dc:date>
    <meta:editing-duration>PT10M9S</meta:editing-duration>
    <meta:editing-cycles>2</meta:editing-cycles>
    <meta:generator>LibreOffice/6.0.3.2$Linux_X86_64 LibreOffice_project/00m0$Build-2</meta:generator>
    <meta:document-statistic meta:table-count="1" meta:cell-count="16" meta:object-count="0"/>
  </office:meta>
</office:document-meta>
</file>